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3.8069in" fo:margin-left="0.5528in" table:align="left"/>
    </style:style>
    <style:style style:name="Table2.A" style:family="table-column">
      <style:table-column-properties style:column-width="1.1264in"/>
    </style:style>
    <style:style style:name="Table2.B" style:family="table-column">
      <style:table-column-properties style:column-width="1.4007in"/>
    </style:style>
    <style:style style:name="Table2.C" style:family="table-column">
      <style:table-column-properties style:column-width="1.2799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a92a1" officeooo:paragraph-rsid="005a92a1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f831" officeooo:paragraph-rsid="005ef831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f831" officeooo:paragraph-rsid="0073b076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ef831" officeooo:paragraph-rsid="005ef831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565f2" officeooo:paragraph-rsid="006565f2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713bd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553953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DejaVu Sans Condensed" fo:font-size="12pt" officeooo:rsid="0073b076" officeooo:paragraph-rsid="0073b076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DejaVu Sans Condensed" fo:font-size="12pt" officeooo:rsid="0074d01c" officeooo:paragraph-rsid="0074d01c" style:font-size-asian="12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style:font-name="DejaVu Sans Condensed" fo:font-size="12pt" fo:font-weight="bold" officeooo:rsid="0073b076" officeooo:paragraph-rsid="0073b076" style:font-size-asian="12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normal" officeooo:rsid="005960f0" officeooo:paragraph-rsid="005a92a1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DejaVu Sans Condensed" fo:font-size="12pt" style:text-underline-style="none" fo:font-weight="bold" officeooo:rsid="0076cae1" officeooo:paragraph-rsid="0076cae1" style:font-size-asian="12pt" style:font-weight-asian="bold" style:font-size-complex="12pt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68eb9f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73b076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41d38" officeooo:paragraph-rsid="00641d38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41d38" officeooo:paragraph-rsid="0074d01c" style:font-size-asian="12pt" style:font-weight-asian="normal" style:font-size-complex="12pt" style:font-weight-complex="normal"/>
    </style:style>
    <style:style style:name="P20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f831" officeooo:paragraph-rsid="005ef831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ef831" officeooo:paragraph-rsid="0074d01c" style:font-size-asian="12pt" style:font-weight-asian="normal" style:font-size-complex="12pt" style:font-weight-complex="normal"/>
    </style:style>
    <style:style style:name="P22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5cad5" officeooo:paragraph-rsid="0075cad5" style:font-size-asian="12pt" style:font-weight-asian="normal" style:font-size-complex="12pt" style:font-weight-complex="normal"/>
    </style:style>
    <style:style style:name="P2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65f2" officeooo:paragraph-rsid="006565f2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565f2" officeooo:paragraph-rsid="006565f2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81d07" officeooo:paragraph-rsid="00781d07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713bd3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713bd3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92ffa" officeooo:paragraph-rsid="00792ffa" style:font-size-asian="12pt" style:font-weight-asian="normal" style:font-size-complex="12pt" style:font-weight-complex="normal"/>
    </style:style>
    <style:style style:name="P29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7ac036" officeooo:paragraph-rsid="007ac036" style:font-size-asian="12pt" style:font-weight-asian="normal" style:font-size-complex="12pt" style:font-weight-complex="normal"/>
    </style:style>
    <style:style style:name="P30" style:family="paragraph" style:parent-style-name="Standard" style:list-style-name="L9">
      <style:paragraph-properties fo:text-align="start" style:justify-single-word="false"/>
      <style:text-properties style:font-name="DejaVu Sans Condensed" fo:font-size="12pt" style:text-underline-style="none" fo:font-weight="normal" officeooo:rsid="0076cae1" officeooo:paragraph-rsid="0076cae1" style:font-size-asian="12pt" style:font-weight-asian="normal" style:font-size-complex="12pt" style:font-weight-complex="normal"/>
    </style:style>
    <style:style style:name="P31" style:family="paragraph" style:parent-style-name="Standard" style:list-style-name="L10">
      <style:paragraph-properties fo:text-align="start" style:justify-single-word="false"/>
      <style:text-properties style:font-name="DejaVu Sans Condensed" fo:font-size="12pt" style:text-underline-style="none" fo:font-weight="normal" officeooo:rsid="0076cae1" officeooo:paragraph-rsid="0076cae1" style:font-size-asian="12pt" style:font-weight-asian="normal" style:font-size-complex="12pt" style:font-weight-complex="normal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6ad18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d62f6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7525a8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60c22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6253b0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791111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61ee70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normal" officeooo:rsid="00560c22" style:font-size-asian="12pt" style:font-weight-asian="normal" style:font-size-complex="12pt" style:font-weight-complex="normal"/>
    </style:style>
    <style:style style:name="T13" style:family="text">
      <style:text-properties style:font-name="DejaVu Sans Condensed" fo:font-size="12pt" fo:font-weight="normal" officeooo:rsid="006253b0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61ee70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73b076" style:font-size-asian="12pt" style:font-weight-asian="normal" style:font-size-complex="12pt" style:font-weight-complex="normal"/>
    </style:style>
    <style:style style:name="T16" style:family="text">
      <style:text-properties officeooo:rsid="0035db3e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641d38" style:font-weight-asian="bold" style:font-weight-complex="bold"/>
    </style:style>
    <style:style style:name="T19" style:family="text">
      <style:text-properties fo:font-weight="bold" officeooo:rsid="0073b076" style:font-weight-asian="bold" style:font-weight-complex="bold"/>
    </style:style>
    <style:style style:name="T20" style:family="text">
      <style:text-properties fo:font-weight="bold" officeooo:rsid="006900a4" style:font-weight-asian="bold" style:font-weight-complex="bold"/>
    </style:style>
    <style:style style:name="T21" style:family="text">
      <style:text-properties fo:font-weight="bold" officeooo:rsid="00792ffa" style:font-weight-asian="bold" style:font-weight-complex="bold"/>
    </style:style>
    <style:style style:name="T22" style:family="text">
      <style:text-properties officeooo:rsid="00641d38"/>
    </style:style>
    <style:style style:name="T23" style:family="text">
      <style:text-properties officeooo:rsid="0064ec3a"/>
    </style:style>
    <style:style style:name="T24" style:family="text">
      <style:text-properties officeooo:rsid="006900a4"/>
    </style:style>
    <style:style style:name="T25" style:family="text">
      <style:text-properties style:text-line-through-style="none" style:text-line-through-type="none" style:font-name="DejaVu Sans Condensed" fo:font-size="12pt" style:text-underline-style="none" fo:font-weight="normal" officeooo:rsid="0073b076" style:font-size-asian="12pt" style:font-weight-asian="normal" style:font-size-complex="12pt" style:font-weight-complex="normal"/>
    </style:style>
    <style:style style:name="T26" style:family="text">
      <style:text-properties style:text-line-through-style="none" style:text-line-through-type="none" style:font-name="DejaVu Sans Condensed" fo:font-size="12pt" style:text-underline-style="none" fo:font-weight="normal" officeooo:rsid="0074d01c" style:font-size-asian="12pt" style:font-weight-asian="normal" style:font-size-complex="12pt" style:font-weight-complex="normal"/>
    </style:style>
    <style:style style:name="T27" style:family="text">
      <style:text-properties officeooo:rsid="0074d01c"/>
    </style:style>
    <style:style style:name="T28" style:family="text">
      <style:text-properties officeooo:rsid="00781d07"/>
    </style:style>
    <style:style style:name="T29" style:family="text">
      <style:text-properties officeooo:rsid="00792ffa"/>
    </style:style>
    <style:style style:name="T30" style:family="text">
      <style:text-properties officeooo:rsid="007ac03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16">xx</text:span> - Controls</text:p>
          </table:table-cell>
          <table:table-cell table:style-name="Table1.A1" office:value-type="string">
            <text:p text:style-name="P10">2xx - Ground</text:p>
          </table:table-cell>
          <table:table-cell table:style-name="Table1.C1" office:value-type="string">
            <text:p text:style-name="P10">3xx - Flight</text:p>
          </table:table-cell>
          <table:table-cell table:style-name="Table1.D1" office:value-type="string">
            <text:p text:style-name="P10">4xx - A2A</text:p>
          </table:table-cell>
          <table:table-cell table:style-name="Table1.D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8"><text:span text:style-name="T5">3</text:span><text:span text:style-name="T3">0</text:span><text:span text:style-name="T1">1</text:span><text:span text:style-name="T2"> -</text:span><text:span text:style-name="T4"> </text:span><text:span text:style-name="T5">Flight </text:span><text:span text:style-name="T4">-</text:span><text:span text:style-name="T2"> </text:span><text:span text:style-name="T6">Takeoff, Climb, Landing,</text:span><text:span text:style-name="T7"> ILS,</text:span><text:span text:style-name="T10"> Engine restart</text:span></text:p>
      <text:p text:style-name="P1"/>
      <text:p text:style-name="P5">Takeoff</text:p>
      <text:list text:style-name="L1">
        <text:list-item>
          <text:p text:style-name="P16"><text:span text:style-name="T12">Hold down </text:span><text:span text:style-name="T8">T/O</text:span><text:span text:style-name="T9"> TRIM</text:span><text:span text:style-name="T8"> button</text:span><text:span text:style-name="T12"> </text:span><text:span text:style-name="T13">(</text:span><text:span text:style-name="T9">Trim Hat press</text:span><text:span text:style-name="T13">, or left console forward) </text:span><text:span text:style-name="T12">until TRIM light turns green </text:span><text:span text:style-name="T14">and voice warning "</text:span><text:span text:style-name="T11">YAW RATE</text:span><text:span text:style-name="T14">" </text:span><text:span text:style-name="T12">(about 3</text:span><text:span text:style-name="T15">-4</text:span><text:span text:style-name="T12"> seconds)</text:span></text:p>
        </text:list-item>
      </text:list>
      <text:list xml:id="list3674869918" text:style-name="L2">
        <text:list-item>
          <text:p text:style-name="P18"><text:span text:style-name="T17">Flaps down</text:span>.</text:p>
        </text:list-item>
        <text:list-item>
          <text:p text:style-name="P20">Use <text:span text:style-name="T17">full AB</text:span> for takeoff<text:span text:style-name="T23">.</text:span></text:p>
        </text:list-item>
        <text:list-item>
          <text:p text:style-name="P20"><text:span text:style-name="T17">Stick 1/2 back</text:span> to rotate<text:span text:style-name="T22">, </text:span><text:span text:style-name="T18">1</text:span><text:span text:style-name="T19">2</text:span><text:span text:style-name="T18"> deg pitch</text:span><text:span text:style-name="T27">, see speeds below</text:span><text:span text:style-name="T22">.</text:span><text:span text:style-name="T24"> <text:s/></text:span><text:span text:style-name="T20">WARNING</text:span><text:span text:style-name="T21">:</text:span><text:span text:style-name="T24"> Easy to over-rotate, be gentle.</text:span></text:p>
        </text:list-item>
      </text:list>
      <text:list text:style-name="L3">
        <text:list-item>
          <text:list>
            <text:list-item>
              <text:p text:style-name="P22">For smooth rotation and takeoff, as soon as the nose starts coming up,<text:span text:style-name="T29"> quickly but smoothly</text:span> relax stick to neutral.</text:p>
            </text:list-item>
          </text:list>
        </text:list-item>
      </text:list>
      <text:list xml:id="list174754348347748" text:continue-list="list3674869918" text:style-name="L2">
        <text:list-item>
          <text:p text:style-name="P21">Gear and flaps up <text:span text:style-name="T17">before 250 kts</text:span><text:span text:style-name="T23">.</text:span></text:p>
        </text:list-item>
        <text:list-item>
          <text:p text:style-name="P19">Trim nose down or as needed.</text:p>
        </text:list-item>
      </text:list>
      <text:list text:style-name="L4">
        <text:list-item>
          <text:p text:style-name="P17"><text:span text:style-name="T25">Rotation and takeoff speeds</text:span><text:span text:style-name="T26"> for full AB (speed variation due to CG position)</text:span><text:span text:style-name="T25">: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3">Weight<text:span text:style-name="T27"> (lbs)</text:span></text:p>
          </table:table-cell>
          <table:table-cell table:style-name="Table2.A1" office:value-type="string">
            <text:p text:style-name="P13">Rotation<text:span text:style-name="T27"> (KIAS)</text:span></text:p>
          </table:table-cell>
          <table:table-cell table:style-name="Table2.C1" office:value-type="string">
            <text:p text:style-name="P13">Takeoff<text:span text:style-name="T27"> (KIAS)</text:span></text:p>
          </table:table-cell>
        </table:table-row>
        <table:table-row>
          <table:table-cell table:style-name="Table2.A2" office:value-type="string">
            <text:p text:style-name="P11">40<text:span text:style-name="T27">,000</text:span></text:p>
          </table:table-cell>
          <table:table-cell table:style-name="Table2.A2" office:value-type="string">
            <text:p text:style-name="P11">110</text:p>
          </table:table-cell>
          <table:table-cell table:style-name="Table2.C2" office:value-type="string">
            <text:p text:style-name="P11">149-154</text:p>
          </table:table-cell>
        </table:table-row>
        <table:table-row>
          <table:table-cell table:style-name="Table2.A2" office:value-type="string">
            <text:p text:style-name="P11">45<text:span text:style-name="T27">,000</text:span></text:p>
          </table:table-cell>
          <table:table-cell table:style-name="Table2.A2" office:value-type="string">
            <text:p text:style-name="P11">115<text:span text:style-name="T27">-118</text:span></text:p>
          </table:table-cell>
          <table:table-cell table:style-name="Table2.C2" office:value-type="string">
            <text:p text:style-name="P11">154-159</text:p>
          </table:table-cell>
        </table:table-row>
        <table:table-row>
          <table:table-cell table:style-name="Table2.A2" office:value-type="string">
            <text:p text:style-name="P12">50,000</text:p>
          </table:table-cell>
          <table:table-cell table:style-name="Table2.A2" office:value-type="string">
            <text:p text:style-name="P12">120-125</text:p>
          </table:table-cell>
          <table:table-cell table:style-name="Table2.C2" office:value-type="string">
            <text:p text:style-name="P12">158-163</text:p>
          </table:table-cell>
        </table:table-row>
        <table:table-row>
          <table:table-cell table:style-name="Table2.A2" office:value-type="string">
            <text:p text:style-name="P12">55,000</text:p>
          </table:table-cell>
          <table:table-cell table:style-name="Table2.A2" office:value-type="string">
            <text:p text:style-name="P12">125</text:p>
          </table:table-cell>
          <table:table-cell table:style-name="Table2.C2" office:value-type="string">
            <text:p text:style-name="P12">161-163</text:p>
          </table:table-cell>
        </table:table-row>
        <table:table-row>
          <table:table-cell table:style-name="Table2.A2" office:value-type="string">
            <text:p text:style-name="P12">60,000</text:p>
          </table:table-cell>
          <table:table-cell table:style-name="Table2.A2" office:value-type="string">
            <text:p text:style-name="P12">130-133</text:p>
          </table:table-cell>
          <table:table-cell table:style-name="Table2.C2" office:value-type="string">
            <text:p text:style-name="P12">165-169</text:p>
          </table:table-cell>
        </table:table-row>
        <table:table-row>
          <table:table-cell table:style-name="Table2.A2" office:value-type="string">
            <text:p text:style-name="P12">65,000</text:p>
          </table:table-cell>
          <table:table-cell table:style-name="Table2.A2" office:value-type="string">
            <text:p text:style-name="P12">140-145</text:p>
          </table:table-cell>
          <table:table-cell table:style-name="Table2.C2" office:value-type="string">
            <text:p text:style-name="P12">171-177</text:p>
          </table:table-cell>
        </table:table-row>
        <table:table-row>
          <table:table-cell table:style-name="Table2.A2" office:value-type="string">
            <text:p text:style-name="P12">70,000</text:p>
          </table:table-cell>
          <table:table-cell table:style-name="Table2.A2" office:value-type="string">
            <text:p text:style-name="P12">155-160</text:p>
          </table:table-cell>
          <table:table-cell table:style-name="Table2.C2" office:value-type="string">
            <text:p text:style-name="P12">183-190</text:p>
          </table:table-cell>
        </table:table-row>
        <table:table-row>
          <table:table-cell table:style-name="Table2.A2" office:value-type="string">
            <text:p text:style-name="P12">75,000</text:p>
          </table:table-cell>
          <table:table-cell table:style-name="Table2.A2" office:value-type="string">
            <text:p text:style-name="P12">160-165</text:p>
          </table:table-cell>
          <table:table-cell table:style-name="Table2.C2" office:value-type="string">
            <text:p text:style-name="P12">178-194</text:p>
          </table:table-cell>
        </table:table-row>
        <table:table-row>
          <table:table-cell table:style-name="Table2.A2" office:value-type="string">
            <text:p text:style-name="P12">81,000</text:p>
          </table:table-cell>
          <table:table-cell table:style-name="Table2.A2" office:value-type="string">
            <text:p text:style-name="P12">167-172</text:p>
          </table:table-cell>
          <table:table-cell table:style-name="Table2.C2" office:value-type="string">
            <text:p text:style-name="P12">192-199</text:p>
          </table:table-cell>
        </table:table-row>
      </table:table>
      <text:p text:style-name="P4"/>
      <text:p text:style-name="P6">Climb</text:p>
      <text:list text:style-name="L5">
        <text:list-item>
          <text:p text:style-name="P23"><text:span text:style-name="T17">Mil power:</text:span> Maintain 350 kts (or 300 kts if very heavy/draggy) to 0.90 Mach. <text:s/>Then maintain 0.90 Mach to cruise altitude.</text:p>
        </text:list-item>
        <text:list-item>
          <text:p text:style-name="P23"><text:span text:style-name="T17">Max power (AB):</text:span> Maintain 350 kts to 0.95 Mach (or 0.90 Mach if very heavy/draggy). <text:s/>Then maintain Mach until cruse altitude</text:p>
        </text:list-item>
      </text:list>
      <text:p text:style-name="P3"/>
      <text:p text:style-name="P5">Landing</text:p>
      <text:list xml:id="list1241167732" text:style-name="L6">
        <text:list-item>
          <text:p text:style-name="P24"><text:span text:style-name="T17">Under 250 kts</text:span>, gear and flaps down.</text:p>
        </text:list-item>
        <text:list-item>
          <text:p text:style-name="P25">Airbrake optional.</text:p>
        </text:list-item>
        <text:list-item>
          <text:p text:style-name="P24">On-speed AOA is <text:span text:style-name="T17">20-22 units</text:span><text:span text:style-name="T28">, 23 units maximum.</text:span></text:p>
        </text:list-item>
        <text:list-item>
          <text:p text:style-name="P24">Over end of runway, <text:span text:style-name="T17">cut throttle and flare</text:span>, touchdown with minimum vertical velocity.</text:p>
        </text:list-item>
        <text:list-item>
          <text:p text:style-name="P24">Keep <text:span text:style-name="T17">12 deg pitch</text:span> after touchdown for aerobraking.</text:p>
        </text:list-item>
        <text:list-item>
          <text:p text:style-name="P25">Keep flaps down and full aft stick for additional drag while braking (from the Dash 1 manual).</text:p>
        </text:list-item>
        <text:list-item>
          <text:p text:style-name="P28">Apply full brakes for best braking performance.</text:p>
        </text:list-item>
        <text:list-item>
          <text:p text:style-name="P29"><text:span text:style-name="T17">After stopping:</text:span> retract airbrake and reset takeoff trim (<text:span text:style-name="T17">Trim Hat press</text:span> until "YAW RATE")</text:p>
        </text:list-item>
      </text:list>
      <text:p text:style-name="P2"/>
      <text:p text:style-name="P7">ILS landing<text:span text:style-name="T30"> -- WIP, haven't tested yet</text:span></text:p>
      <text:list text:style-name="L7">
        <text:list-item>
          <text:p text:style-name="P26">ILS has two modes: <text:span text:style-name="T17">ILST</text:span> and <text:span text:style-name="T17">ILSN</text:span>. <text:s/>ILST uses TACAN station for distance, ILSN uses Sequence Point.</text:p>
        </text:list-item>
      </text:list>
      <text:list text:style-name="L8">
        <text:list-item>
          <text:p text:style-name="P27">For ILST, enable TACAN following steps in other section. <text:s/>For ILSN, select a Sequence Point that is at the desired airfield (or point "B" for the home airfield).</text:p>
        </text:list-item>
        <text:list-item>
          <text:p text:style-name="P27">On <text:span text:style-name="T17">UFC DATA 2</text:span> menu, enter ILS frequency on scratchpad (decimal point and trailing zeros optional), then press <text:span text:style-name="T17">L3 OSB</text:span> to enter.</text:p>
        </text:list-item>
        <text:list-item>
          <text:p text:style-name="P27">On <text:span text:style-name="T17">HSI</text:span>, set nav mode to <text:span text:style-name="T17">ILST</text:span> or <text:span text:style-name="T17">ILSN</text:span>.</text:p>
        </text:list-item>
        <text:list-item>
          <text:p text:style-name="P27">Set <text:span text:style-name="T17">CRS</text:span> to runway heading.</text:p>
        </text:list-item>
        <text:list-item>
          <text:p text:style-name="P27"><text:span text:style-name="T17">ILS needles</text:span> are shown in <text:span text:style-name="T17">HUD</text:span> and <text:span text:style-name="T17">ADI</text:span> page.</text:p>
        </text:list-item>
        <text:list-item>
          <text:p text:style-name="P27"><text:span text:style-name="T17">Fly the needles</text:span> to touchdown.</text:p>
        </text:list-item>
      </text:list>
      <text:p text:style-name="P14"/>
      <text:p text:style-name="P15">Engine restart</text:p>
      <text:list xml:id="list2404637258" text:style-name="L9">
        <text:list-item>
          <text:p text:style-name="P30">As soon as engine flames out and begins spooling down:</text:p>
          <text:list>
            <text:list-item>
              <text:p text:style-name="P30">Ideally, maintain 350 KCAS. <text:s/>At least 250 kts below 25,000 ft, or 275 kts above 25,000 ft.</text:p>
            </text:list-item>
          </text:list>
        </text:list-item>
      </text:list>
      <text:list text:style-name="L10">
        <text:list-item>
          <text:list>
            <text:list-item>
              <text:list>
                <text:list-item>
                  <text:p text:style-name="P31">If RPMs drop below 12%, maintain 450 KCAS.</text:p>
                </text:list-item>
              </text:list>
            </text:list-item>
          </text:list>
        </text:list-item>
      </text:list>
      <text:list xml:id="list174755010031980" text:continue-list="list2404637258" text:style-name="L9">
        <text:list-item>
          <text:list>
            <text:list-item>
              <text:p text:style-name="P30">Throttle ... MIDRANGE</text:p>
            </text:list-item>
            <text:list-item>
              <text:p text:style-name="P30">Wait for automatic relight.</text:p>
            </text:list-item>
          </text:list>
        </text:list-item>
        <text:list-item>
          <text:p text:style-name="P30">If FTIT exceeds 870 deg C, or no FTIT rise within 20 seconds:</text:p>
          <text:list>
            <text:list-item>
              <text:p text:style-name="P30">Throttle ... OFF</text:p>
            </text:list-item>
            <text:list-item>
              <text:p text:style-name="P30">Increase airspeed to 400 KCAS / 0.9 Mach.</text:p>
            </text:list-item>
            <text:list-item>
              <text:p text:style-name="P30">When FTIT decreases below 870 dec C: Throttle ... MIDRANGE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7:47:53.188000000</dc:date>
    <meta:editing-duration>P1DT1H17M29S</meta:editing-duration>
    <meta:editing-cycles>97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76" meta:word-count="491" meta:character-count="2638" meta:non-whitespace-character-count="2251"/>
  </office:meta>
</office:document-meta>
</file>